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dc81" officeooo:paragraph-rsid="001fdc81"/>
    </style:style>
    <style:style style:name="P2" style:family="paragraph" style:parent-style-name="Standard">
      <style:paragraph-properties fo:text-align="center" style:justify-single-word="false"/>
      <style:text-properties officeooo:rsid="001fdc81" officeooo:paragraph-rsid="001fdc81"/>
    </style:style>
    <style:style style:name="P3" style:family="paragraph" style:parent-style-name="Standard">
      <style:text-properties officeooo:rsid="001fdc81" officeooo:paragraph-rsid="00244f41"/>
    </style:style>
    <style:style style:name="P4" style:family="paragraph" style:parent-style-name="Standard">
      <style:text-properties fo:font-style="italic" officeooo:rsid="001fdc81" officeooo:paragraph-rsid="001fdc81" style:font-style-asian="italic" style:font-style-complex="italic"/>
    </style:style>
    <style:style style:name="P5" style:family="paragraph" style:parent-style-name="Standard">
      <style:text-properties officeooo:rsid="0021a587" officeooo:paragraph-rsid="00244f41"/>
    </style:style>
    <style:style style:name="P6" style:family="paragraph" style:parent-style-name="Standard">
      <style:text-properties officeooo:rsid="002b15c9" officeooo:paragraph-rsid="002b15c9"/>
    </style:style>
    <style:style style:name="P7" style:family="paragraph" style:parent-style-name="Standard">
      <style:text-properties officeooo:rsid="002dc4aa" officeooo:paragraph-rsid="002dc4aa"/>
    </style:style>
    <style:style style:name="P8" style:family="paragraph" style:parent-style-name="Standard">
      <style:text-properties fo:font-weight="bold" officeooo:rsid="002b15c9" officeooo:paragraph-rsid="002b15c9" style:font-weight-asian="bold" style:font-weight-complex="bold"/>
    </style:style>
    <style:style style:name="P9" style:family="paragraph" style:parent-style-name="Standard">
      <style:text-properties style:text-position="0% 100%" fo:font-weight="normal" officeooo:rsid="002d415b" officeooo:paragraph-rsid="002b15c9" style:font-weight-asian="normal" style:font-weight-complex="normal"/>
    </style:style>
    <style:style style:name="P10" style:family="paragraph" style:parent-style-name="Standard">
      <style:text-properties officeooo:rsid="002f42b3" officeooo:paragraph-rsid="002f42b3"/>
    </style:style>
    <style:style style:name="P11" style:family="paragraph" style:parent-style-name="Standard">
      <style:text-properties officeooo:rsid="002dc4aa" officeooo:paragraph-rsid="002dc4aa"/>
    </style:style>
    <style:style style:name="T1" style:family="text">
      <style:text-properties style:text-position="super 58%" fo:font-weight="bold" officeooo:rsid="002d415b" style:font-weight-asian="bold" style:font-weight-complex="bold"/>
    </style:style>
    <style:style style:name="T2" style:family="text">
      <style:text-properties style:text-position="super 58%" fo:font-weight="bold" officeooo:rsid="002f42b3" style:font-weight-asian="bold" style:font-weight-complex="bold"/>
    </style:style>
    <style:style style:name="T3" style:family="text">
      <style:text-properties style:text-position="super 58%" fo:font-weight="bold" officeooo:rsid="003031b3" style:font-weight-asian="bold" style:font-weight-complex="bold"/>
    </style:style>
    <style:style style:name="T4" style:family="text">
      <style:text-properties style:text-position="super 58%" officeooo:rsid="003031b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fd4c" style:font-weight-asian="bold" style:font-weight-complex="bold"/>
    </style:style>
    <style:style style:name="T7" style:family="text">
      <style:text-properties fo:font-weight="bold" officeooo:rsid="003031b3" style:font-weight-asian="bold" style:font-weight-complex="bold"/>
    </style:style>
    <style:style style:name="T8" style:family="text">
      <style:text-properties officeooo:rsid="00228b42"/>
    </style:style>
    <style:style style:name="T9" style:family="text">
      <style:text-properties officeooo:rsid="00244f41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bold" style:font-weight-asian="bold" style:font-weight-complex="bold"/>
    </style:style>
    <style:style style:name="T12" style:family="text">
      <style:text-properties style:text-position="sub 58%" fo:font-weight="bold" officeooo:rsid="002cfd4c" style:font-weight-asian="bold" style:font-weight-complex="bold"/>
    </style:style>
    <style:style style:name="T13" style:family="text">
      <style:text-properties style:text-position="sub 58%" fo:font-weight="bold" officeooo:rsid="002d415b" style:font-weight-asian="bold" style:font-weight-complex="bold"/>
    </style:style>
    <style:style style:name="T14" style:family="text">
      <style:text-properties style:text-position="sub 58%" fo:font-weight="bold" officeooo:rsid="002f42b3" style:font-weight-asian="bold" style:font-weight-complex="bold"/>
    </style:style>
    <style:style style:name="T15" style:family="text">
      <style:text-properties style:text-position="sub 58%" fo:font-weight="bold" officeooo:rsid="003031b3" style:font-weight-asian="bold" style:font-weight-complex="bold"/>
    </style:style>
    <style:style style:name="T16" style:family="text">
      <style:text-properties style:text-position="sub 58%" officeooo:rsid="003031b3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weight="normal" officeooo:rsid="002cfd4c" style:font-weight-asian="normal" style:font-weight-complex="normal"/>
    </style:style>
    <style:style style:name="T19" style:family="text">
      <style:text-properties style:text-position="0% 100%" fo:font-weight="normal" officeooo:rsid="002d415b" style:font-weight-asian="normal" style:font-weight-complex="normal"/>
    </style:style>
    <style:style style:name="T20" style:family="text">
      <style:text-properties style:text-position="0% 100%" fo:font-weight="normal" officeooo:rsid="002f42b3" style:font-weight-asian="normal" style:font-weight-complex="normal"/>
    </style:style>
    <style:style style:name="T21" style:family="text">
      <style:text-properties style:text-position="0% 100%" fo:font-weight="bold" officeooo:rsid="002d415b" style:font-weight-asian="bold" style:font-weight-complex="bold"/>
    </style:style>
    <style:style style:name="T22" style:family="text">
      <style:text-properties style:text-position="0% 100%" fo:font-weight="bold" officeooo:rsid="002f42b3" style:font-weight-asian="bold" style:font-weight-complex="bold"/>
    </style:style>
    <style:style style:name="T23" style:family="text">
      <style:text-properties style:text-position="0% 100%" fo:font-weight="bold" officeooo:rsid="003031b3" style:font-weight-asian="bold" style:font-weight-complex="bold"/>
    </style:style>
    <style:style style:name="T24" style:family="text">
      <style:text-properties style:text-position="0% 100%" officeooo:rsid="003031b3"/>
    </style:style>
    <style:style style:name="T25" style:family="text">
      <style:text-properties officeooo:rsid="002b15c9"/>
    </style:style>
    <style:style style:name="T26" style:family="text">
      <style:text-properties officeooo:rsid="002cfd4c"/>
    </style:style>
    <style:style style:name="T27" style:family="text">
      <style:text-properties officeooo:rsid="002d415b"/>
    </style:style>
    <style:style style:name="T28" style:family="text">
      <style:text-properties officeooo:rsid="002f0af8"/>
    </style:style>
    <style:style style:name="T29" style:family="text">
      <style:text-properties officeooo:rsid="002f42b3"/>
    </style:style>
    <style:style style:name="T30" style:family="text">
      <style:text-properties officeooo:rsid="00303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ndom<text:span text:style-name="T8">ary</text:span> <text:span text:style-name="T25">Numbers</text:span></text:p>
      <text:p text:style-name="P2">by Sven Nilsen, 2020</text:p>
      <text:p text:style-name="P1"/>
      <text:p text:style-name="P4">In this paper I <text:span text:style-name="T28">present</text:span> the algebra<text:span text:style-name="T26">ic</text:span> rules of real random numbers in the unit interval.</text:p>
      <text:p text:style-name="P1"/>
      <text:p text:style-name="P1">A real random number in the unit interval is generated by a function:</text:p>
      <text:p text:style-name="P1"/>
      <text:p text:style-name="P1"><text:tab/><text:span text:style-name="T25">random() : real</text:span></text:p>
      <text:p text:style-name="P1"/>
      <text:p text:style-name="P1">For brevity, <text:span text:style-name="T26">values generated by this</text:span> function is annotated `<text:span text:style-name="T5">r</text:span>`, <text:span text:style-name="T26">often with one or more index `i` or `j`</text:span>.</text:p>
      <text:p text:style-name="P8"/>
      <text:p text:style-name="P6">One can then construct an algebra<text:span text:style-name="T26">:</text:span></text:p>
      <text:p text:style-name="P6"/>
      <text:p text:style-name="P6"><text:tab/><text:span text:style-name="T26">a + b</text:span><text:span text:style-name="T6">r</text:span><text:span text:style-name="T12">i</text:span><text:span text:style-name="T18"> </text:span><text:span text:style-name="T20">+ c</text:span><text:span text:style-name="T22">r</text:span><text:span text:style-name="T14">j</text:span><text:span text:style-name="T20"> + d</text:span><text:span text:style-name="T22">r</text:span><text:span text:style-name="T2">ij</text:span><text:span text:style-name="T20"> + …</text:span><text:span text:style-name="T18"><text:tab/>: </text:span><text:span text:style-name="T19">rnd</text:span><text:span text:style-name="T20">(real)</text:span></text:p>
      <text:p text:style-name="P9"/>
      <text:p text:style-name="P9"><text:tab/><text:span text:style-name="T29">a : real</text:span></text:p>
      <text:p text:style-name="P9"><text:tab/><text:span text:style-name="T29">b : real</text:span></text:p>
      <text:p text:style-name="P9"><text:tab/><text:span text:style-name="T29">rnd : type → type</text:span></text:p>
      <text:p text:style-name="P9"/>
      <text:p text:style-name="P7"><text:span text:style-name="T19">W</text:span><text:span text:style-name="T17">ith the following rules:</text:span></text:p>
      <text:p text:style-name="P6"/>
      <text:p text:style-name="P5"><text:tab/><text:span text:style-name="T6">r</text:span><text:span text:style-name="T12">ij</text:span><text:span text:style-name="T26"> = (</text:span><text:span text:style-name="T6">r</text:span><text:span text:style-name="T12">i</text:span><text:span text:style-name="T26"> + </text:span><text:span text:style-name="T6">r</text:span><text:span text:style-name="T12">j</text:span><text:span text:style-name="T26">) / 2<text:tab/><text:tab/></text:span><text:span text:style-name="T6">r</text:span><text:span text:style-name="T12">i-j</text:span><text:span text:style-name="T26"> = </text:span><text:span text:style-name="T6">r</text:span><text:span text:style-name="T12">i</text:span><text:span text:style-name="T26"> – </text:span><text:span text:style-name="T6">r</text:span><text:span text:style-name="T12">j</text:span><text:span text:style-name="T18"><text:tab/><text:tab/></text:span><text:span text:style-name="T21">r</text:span><text:span text:style-name="T1">ij</text:span><text:span text:style-name="T19"> = </text:span><text:span text:style-name="T21">r</text:span><text:span text:style-name="T1">i</text:span><text:span text:style-name="T19"> · </text:span><text:span text:style-name="T21">r</text:span><text:span text:style-name="T1">j</text:span></text:p>
      <text:p text:style-name="P3"/>
      <text:p text:style-name="P3"><text:tab/><text:span text:style-name="T9">a</text:span><text:span text:style-name="T5">r</text:span><text:span text:style-name="T12">i</text:span> + <text:span text:style-name="T9">b</text:span><text:span text:style-name="T5">r</text:span><text:span text:style-name="T12">j</text:span> = <text:span text:style-name="T9">(a + b)</text:span><text:span text:style-name="T5">r</text:span><text:span text:style-name="T12">ij</text:span><text:tab/><text:tab/><text:span text:style-name="T5">r</text:span><text:span text:style-name="T12">i-</text:span><text:span text:style-name="T13">j</text:span> = 2<text:span text:style-name="T5">r</text:span><text:span text:style-name="T12">ij</text:span> – 1</text:p>
      <text:p text:style-name="P3"/>
      <text:p text:style-name="P7">The indices commute everywhere:</text:p>
      <text:p text:style-name="P7"/>
      <text:p text:style-name="P7"><text:tab/><text:span text:style-name="T7">r</text:span><text:span text:style-name="T15">ij</text:span><text:span text:style-name="T30"> = </text:span><text:span text:style-name="T7">r</text:span><text:span text:style-name="T15">ji</text:span><text:span text:style-name="T24"><text:tab/><text:tab/></text:span><text:span text:style-name="T23">r</text:span><text:span text:style-name="T15">i-j</text:span><text:span text:style-name="T24"> = </text:span><text:span text:style-name="T23">r</text:span><text:span text:style-name="T15">j-i</text:span><text:span text:style-name="T24"><text:tab/></text:span><text:span text:style-name="T23">r</text:span><text:span text:style-name="T3">ij</text:span><text:span text:style-name="T24"> = </text:span><text:span text:style-name="T23">r</text:span><text:span text:style-name="T3">ji</text:span></text:p>
      <text:p text:style-name="P7"/>
      <text:p text:style-name="P10"><text:span text:style-name="T30">A randomary number is invariant when</text:span> replacing every occurrence <text:span text:style-name="T30">of a source with its inverse.</text:span></text:p>
      <text:p text:style-name="P10"/>
      <text:p text:style-name="P10"><text:tab/>∀ x : rnd(real), i : nat { x[<text:span text:style-name="T5">r</text:span><text:span text:style-name="T11">i</text:span> := 1 – <text:span text:style-name="T5">r</text:span><text:span text:style-name="T11">i</text:span>] &lt;=&gt; x 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23:08:28.889015000</meta:creation-date>
    <dc:date>2020-04-02T16:59:00.980336000</dc:date>
    <meta:editing-duration>PT6M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8" meta:word-count="159" meta:character-count="746" meta:non-whitespace-character-count="589"/>
  </office:meta>
</office:document-meta>
</file>